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10.118cm" fo:min-width="9.545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035cm" svg:stroke-color="#43729d" draw:stroke-linejoin="miter" draw:fill="none" draw:textarea-vertical-align="middle" draw:auto-grow-height="false" draw:fit-to-size="false" style:shrink-to-fit="false" fo:min-height="6.4cm" fo:min-width="4.511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43729d" draw:stroke-linejoin="miter" draw:fill="none" draw:textarea-vertical-align="middle" draw:auto-grow-height="false" draw:fit-to-size="false" style:shrink-to-fit="false" fo:min-height="3.606cm" fo:min-width="1.55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cm" fo:min-width="4.141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3.586cm" fo:min-width="0.492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652cm" fo:min-width="0.234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cm" fo:min-width="6.398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cm" fo:min-width="6.359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cm" fo:min-width="6.36cm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6.609cm" fo:min-width="2.456cm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35cm" svg:stroke-color="#43729d" draw:stroke-linejoin="miter" draw:fill="none" draw:textarea-vertical-align="middle" draw:auto-grow-height="false" draw:fit-to-size="false" style:shrink-to-fit="false" fo:min-height="2.541cm" fo:min-width="5.481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cm" fo:min-width="3.753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2.544cm" fo:min-width="3.618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cm" fo:min-width="4.521cm" fo:padding-top="0.125cm" fo:padding-bottom="0.125cm" fo:padding-left="0.25cm" fo:padding-right="0.25cm" fo:wrap-option="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10.118cm" fo:min-width="22.593cm" fo:padding-top="0.125cm" fo:padding-bottom="0.125cm" fo:padding-left="0.25cm" fo:padding-right="0.25cm" fo:wrap-option="wrap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3" draw:style-name="gr1" draw:text-style-name="P1" draw:layer="layout" svg:width="10.044cm" svg:height="10.367cm" svg:x="6.618cm" svg:y="5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3" draw:layer="layout" svg:width="5.257cm" svg:height="1.013cm" svg:x="9.011cm" svg:y="5.375cm">
          <text:p text:style-name="P2"><text:span text:style-name="T1">Receiver Ro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1" draw:layer="layout" svg:width="5.01cm" svg:height="6.649cm" svg:x="10.821cm" svg:y="6.3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" draw:text-style-name="P1" draw:layer="layout" svg:width="2.054cm" svg:height="3.855cm" svg:x="9.158cm" svg:y="7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" draw:style-name="gr5" draw:text-style-name="P4" draw:layer="layout" svg:width="4.641cm" svg:height="0.021cm" svg:x="4.515cm" svg:y="8.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" draw:style-name="gr5" draw:text-style-name="P4" draw:layer="layout" svg:width="4.641cm" svg:height="0.021cm" svg:x="4.515cm" svg:y="10.5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" draw:style-name="gr6" draw:text-style-name="P3" draw:layer="layout" svg:width="2.035cm" svg:height="1.013cm" svg:x="4.331cm" svg:y="7.723cm">
          <text:p text:style-name="P2"><text:span text:style-name="T1">Pol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3" draw:layer="layout" svg:width="2.035cm" svg:height="1.013cm" svg:x="4.282cm" svg:y="9.801cm">
          <text:p text:style-name="P2"><text:span text:style-name="T1">Pol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8" draw:text-style-name="P3" draw:layer="layout" svg:width="3.564cm" svg:height="1.013cm" svg:x="7.356cm" svg:y="6.795cm">
          <text:p text:style-name="P2"><text:span text:style-name="T1">ADC 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6" draw:style-name="gr9" draw:text-style-name="P4" draw:layer="layout" svg:width="0.992cm" svg:height="3.836cm" svg:x="9.826cm" svg:y="9.6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7" draw:style-name="gr10" draw:text-style-name="P3" draw:layer="layout" svg:width="5.435cm" svg:height="2.537cm" svg:x="7.314cm" svg:y="13.162cm">
          <text:p text:style-name="P2"><text:span text:style-name="T1">JESD204B/</text:span><text:span text:style-name="T1"><text:line-break/></text:span><text:span text:style-name="T1">FMC+ Interface</text:span><text:span text:style-name="T1"><text:line-break/></text:span><text:span text:style-name="T1">12-lanes/p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0" draw:style-name="gr11" draw:text-style-name="P5" draw:layer="layout" svg:width="1.038cm" svg:height="2.69cm" svg:x="7.219cm" svg:y="8.2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4" draw:style-name="gr12" draw:text-style-name="P3" draw:layer="layout" svg:width="3.056cm" svg:height="1.013cm" svg:x="11.533cm" svg:y="8.236cm">
          <text:p text:style-name="P2"><text:span text:style-name="T1">VCU1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3" draw:style-name="gr13" draw:text-style-name="P4" draw:layer="layout" svg:width="6.898cm" svg:height="0.001cm" svg:x="15.83cm" svg:y="7.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4" draw:style-name="gr14" draw:text-style-name="P4" draw:layer="layout" svg:width="6.859cm" svg:height="0.042cm" svg:x="15.869cm" svg:y="9.8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5" draw:style-name="gr15" draw:text-style-name="P4" draw:layer="layout" svg:width="6.86cm" svg:height="0.032cm" svg:x="15.869cm" svg:y="12.18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46" draw:style-name="gr16" draw:text-style-name="P3" draw:layer="layout" svg:width="2.201cm" svg:height="1.013cm" svg:x="17.417cm" svg:y="7.04cm">
          <text:p text:style-name="P2"><text:span text:style-name="T1">GbE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17" draw:text-style-name="P3" draw:layer="layout" svg:width="2.201cm" svg:height="1.013cm" svg:x="17.528cm" svg:y="9.724cm">
          <text:p text:style-name="P2"><text:span text:style-name="T1">GbE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18" draw:text-style-name="P3" draw:layer="layout" svg:width="4.952cm" svg:height="1.013cm" svg:x="17.369cm" svg:y="12.05cm">
          <text:p text:style-name="P2"><text:span text:style-name="T1">GbE2 (FireFl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19" draw:text-style-name="P3" draw:layer="layout" svg:width="5.443cm" svg:height="1.013cm" svg:x="16.858cm" svg:y="6.227cm">
          <text:p text:style-name="P2"><text:span text:style-name="T1">&lt;100Gbps pol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20" draw:text-style-name="P3" draw:layer="layout" svg:width="5.041cm" svg:height="1.775cm" svg:x="16.803cm" svg:y="8.236cm">
          <text:p text:style-name="P2"><text:span text:style-name="T1">&lt;50Gbps pol1</text:span><text:span text:style-name="T1"><text:line-break/></text:span><text:span text:style-name="T1">&lt;50Gbps pol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21" draw:text-style-name="P3" draw:layer="layout" svg:width="5.443cm" svg:height="1.013cm" svg:x="16.737cm" svg:y="11.368cm">
          <text:p text:style-name="P2"><text:span text:style-name="T1">&lt;100Gbps pol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2" draw:text-style-name="P1" draw:layer="layout" svg:width="2.955cm" svg:height="6.858cm" svg:x="22.73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3" draw:text-style-name="P3" draw:layer="layout" svg:width="3.005cm" svg:height="1.775cm" svg:x="22.797cm" svg:y="8.77cm">
          <text:p text:style-name="P2"><text:span text:style-name="T1">100GbE</text:span><text:span text:style-name="T1"><text:line-break/></text:span><text:span text:style-name="T1">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4" draw:text-style-name="P1" draw:layer="layout" svg:width="5.98cm" svg:height="2.79cm" svg:x="29.936cm" svg:y="6.3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25" draw:text-style-name="P4" draw:layer="layout" svg:width="4.253cm" svg:height="0.001cm" svg:x="25.683cm" svg:y="7.7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8" draw:style-name="gr26" draw:text-style-name="P7" draw:layer="layout" svg:width="3.538cm" svg:height="1.775cm" svg:x="26.198cm" svg:y="6.032cm">
          <text:p text:style-name="P6"><text:span text:style-name="T1">120Gbps </text:span><text:span text:style-name="T1"><text:line-break/></text:span><text:span text:style-name="T1">Pol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7" draw:text-style-name="P7" draw:layer="layout" svg:width="3.784cm" svg:height="1.775cm" svg:x="26.035cm" svg:y="7.77cm">
          <text:p text:style-name="P6"><text:span text:style-name="T1">2x100GbE</text:span><text:span text:style-name="T1"><text:line-break/></text:span><text:span text:style-name="T1">TX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28" draw:text-style-name="P3" draw:layer="layout" svg:width="4.381cm" svg:height="2.537cm" svg:x="30.697cm" svg:y="6.352cm">
          <text:p text:style-name="P2"><text:span text:style-name="T1">Equipment </text:span></text:p>
          <text:p text:style-name="P2"><text:span text:style-name="T1">Room Board</text:span><text:span text:style-name="T1"><text:line-break/></text:span><text:span text:style-name="T1">Alveo U2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9" draw:text-style-name="P1" draw:layer="layout" svg:width="4.117cm" svg:height="2.793cm" svg:x="40.938cm" svg:y="6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30" draw:text-style-name="P4" draw:layer="layout" svg:width="5.021cm" svg:height="0.009cm" svg:x="35.916cm" svg:y="7.69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3" draw:style-name="gr31" draw:text-style-name="P3" draw:layer="layout" svg:width="4.91cm" svg:height="1.775cm" svg:x="35.91cm" svg:y="6.857cm">
          <text:p text:style-name="P2"><text:span text:style-name="T1">120Gbps pol1</text:span><text:span text:style-name="T1"><text:line-break/></text:span><text:span text:style-name="T1">PC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32" draw:text-style-name="P3" draw:layer="layout" svg:width="1.807cm" svg:height="1.013cm" svg:x="42.136cm" svg:y="7.132cm">
          <text:p text:style-name="P2"><text:span text:style-name="T1">H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4" draw:text-style-name="P1" draw:layer="layout" svg:width="5.98cm" svg:height="2.79cm" svg:x="29.941cm" svg:y="10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7" draw:style-name="gr25" draw:text-style-name="P4" draw:layer="layout" svg:width="4.253cm" svg:height="0.001cm" svg:x="25.688cm" svg:y="11.6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8" draw:style-name="gr33" draw:text-style-name="P7" draw:layer="layout" svg:width="3.538cm" svg:height="1.775cm" svg:x="26.204cm" svg:y="9.932cm">
          <text:p text:style-name="P6"><text:span text:style-name="T1">120Gbps </text:span><text:span text:style-name="T1"><text:line-break/></text:span><text:span text:style-name="T1">Pol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4" draw:text-style-name="P7" draw:layer="layout" svg:width="3.784cm" svg:height="1.775cm" svg:x="26.041cm" svg:y="11.67cm">
          <text:p text:style-name="P6"><text:span text:style-name="T1">2x100GbE</text:span><text:span text:style-name="T1"><text:line-break/></text:span><text:span text:style-name="T1">TX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5" draw:text-style-name="P3" draw:layer="layout" svg:width="4.381cm" svg:height="2.537cm" svg:x="30.702cm" svg:y="10.252cm">
          <text:p text:style-name="P2"><text:span text:style-name="T1">Equipment </text:span></text:p>
          <text:p text:style-name="P2"><text:span text:style-name="T1">Room Board</text:span><text:span text:style-name="T1"><text:line-break/></text:span><text:span text:style-name="T1">Alveo U2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9" draw:text-style-name="P1" draw:layer="layout" svg:width="4.117cm" svg:height="2.793cm" svg:x="40.943cm" svg:y="10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30" draw:text-style-name="P4" draw:layer="layout" svg:width="5.021cm" svg:height="0.009cm" svg:x="35.922cm" svg:y="11.59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3" draw:style-name="gr36" draw:text-style-name="P3" draw:layer="layout" svg:width="4.91cm" svg:height="1.775cm" svg:x="35.916cm" svg:y="10.757cm">
          <text:p text:style-name="P2"><text:span text:style-name="T1">120Gbps pol1</text:span><text:span text:style-name="T1"><text:line-break/></text:span><text:span text:style-name="T1">PC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37" draw:text-style-name="P3" draw:layer="layout" svg:width="1.807cm" svg:height="1.013cm" svg:x="42.141cm" svg:y="11.032cm">
          <text:p text:style-name="P2"><text:span text:style-name="T1">H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8" draw:text-style-name="P1" draw:layer="layout" svg:width="23.092cm" svg:height="10.367cm" svg:x="22.317cm" svg:y="5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9" draw:text-style-name="P3" draw:layer="layout" svg:width="5.96cm" svg:height="1.013cm" svg:x="31.597cm" svg:y="14.223cm">
          <text:p text:style-name="P2"><text:span text:style-name="T1">Equipment Ro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5T10:14:57.283617971</meta:creation-date>
    <dc:date>2018-11-15T11:33:28.995911192</dc:date>
    <meta:editing-duration>PT3M16S</meta:editing-duration>
    <meta:editing-cycles>2</meta:editing-cycles>
    <meta:generator>LibreOffice/6.0.6.2$Linux_X86_64 LibreOffice_project/00m0$Build-2</meta:generator>
    <meta:document-statistic meta:object-count="44"/>
  </office:meta>
</office:document-meta>
</file>